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8000008705E385EF9DA4C9D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269cm, -0.804cm, 15.95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2.222cm" svg:x="3.54cm" svg:y="1cm">
          <draw:image xlink:href="Pictures/1000000000000438000008705E385EF9DA4C9DCD.png" xlink:type="simple" xlink:show="embed" xlink:actuate="onLoad">
            <text:p/>
          </draw:image>
        </draw:frame>
        <draw:frame draw:style-name="gr1" draw:text-style-name="P1" draw:layer="layout" svg:width="13.334cm" svg:height="12.222cm" svg:x="3.54cm" svg:y="13.954cm">
          <draw:image xlink:href="Pictures/1000000000000438000008705E385EF9DA4C9D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8T14:14:57.723670934</dc:date>
    <meta:editing-duration>PT1M13S</meta:editing-duration>
    <meta:editing-cycles>1</meta:editing-cycles>
    <meta:generator>LibreOffice/6.0.6.2$Linux_X86_64 LibreOffice_project/00$Build-2</meta:generator>
    <meta:print-date>2019-02-18T14:15:09.286002711</meta:print-date>
    <meta:document-statistic meta:object-count="2"/>
  </office:meta>
</office:document-meta>
</file>